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fo:text-align="center" style:justify-single-word="false" style:page-number="auto"/>
    </style:style>
    <style:style style:name="T1" style:family="text">
      <style:text-properties style:font-name="Calibri"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apstone Project Description:</text:span></text:p>
      <text:p text:style-name="Standard"><text:span text:style-name="T1">Members: Jesse Wood, Casey DeDore, Logan Gosson</text:span></text:p>
      <text:p text:style-name="P1"><text:span text:style-name="T1">Our Capstone project will be to create a marketing website for Lunar Logic. <text:s/>The goal of this project is to create a website that allows potential customers an easy way to view Lunar Logic's offered services, and an easy way for users to contact Lunar about services they are interested in. The site will also be visually appealing; it is important for the user to be engaged by the site's presentation. </text:span></text:p>
      <text:p text:style-name="P1"><text:span text:style-name="T1">The website will have an interactive menu of Lunar Logic’s services. <text:s/>The user will be able to select and view interconnected services from a tree graph. <text:s/>Based on the user’s selections, the interactive menu will reveal different services. <text:s/>The website will record what services the user has selected and is interested in. <text:s/>Once the user has finished selecting their choice of services, they will be brought to a contact form where they can input their contact information. This will be sent to Lunar Logic.</text:span></text:p>
      <text:p text:style-name="Standard"/>
      <text:p text:style-name="Standard">Jesse – Client Relations, database developer, graphic design</text:p>
      <text:p text:style-name="Standard">Casey – Business Logic, testing</text:p>
      <text:p text:style-name="Standard">Logan – GUI design, system analyst</text:p>
      <text:p text:style-name="Standard"/>
      <text:p text:style-name="Standard">Our group will meet in class or Friday afternoon/weekends or we will be working together over skype.</text:p>
      <text:p text:style-name="Standard"/>
      <text:p text:style-name="Standard">We will be meeting with client at LCC or at Lunar Logic. </text:p>
      <text:p text:style-name="Standard"/>
      <text:p text:style-name="Standard">Group will make decisions by consensus or by a majority vo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gan Gosson</meta:initial-creator>
    <meta:creation-date>2015-04-01T16:30:37.72</meta:creation-date>
    <dc:date>2015-04-05T12:10:45.20</dc:date>
    <dc:creator>Logan Gosson</dc:creator>
    <meta:editing-duration>PT45M22S</meta:editing-duration>
    <meta:editing-cycles>8</meta:editing-cycles>
    <meta:generator>OpenOffice/4.0.1$Win32 OpenOffice.org_project/401m5$Build-9714</meta:generator>
    <meta:document-statistic meta:table-count="0" meta:image-count="0" meta:object-count="0" meta:page-count="1" meta:paragraph-count="10" meta:word-count="224" meta:character-count="1330"/>
  </office:meta>
</office:document-meta>
</file>